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2.505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2.695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85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" style:family="table-cell" style:parent-style-name="Default" style:data-style-name="N37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04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3" style:family="table-cell" style:parent-style-name="Default" style:data-style-name="N104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APROVADO&quot;" style:apply-style-name="Good" style:base-cell-address="'Atividade 3'.H4"/>
      <style:map style:condition="cell-content()=&quot;REPROVADO&quot;" style:apply-style-name="Bad" style:base-cell-address="'Atividade 3'.H4"/>
    </style:style>
    <style:style style:name="ce26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e8f2a1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74pt solid #000000" fo:background-color="#e8f2a1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74pt solid #000000" fo:background-color="#e8f2a1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e8f2a1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tividade 1" table:style-name="ta1">
        <table:table-column table:style-name="co1" table:default-cell-style-name="ce2"/>
        <table:table-column table:style-name="co1" table:number-columns-repeated="2" table:default-cell-style-name="ce8"/>
        <table:table-column table:style-name="co1" table:default-cell-style-name="ce11"/>
        <table:table-row table:style-name="ro1">
          <table:table-cell table:style-name="ce1" office:value-type="string" calcext:value-type="string">
            <text:p>Data</text:p>
          </table:table-cell>
          <table:table-cell table:style-name="ce7" office:value-type="string" calcext:value-type="string">
            <text:p>Vendedor</text:p>
          </table:table-cell>
          <table:table-cell table:style-name="ce7" office:value-type="string" calcext:value-type="string">
            <text:p>Produto</text:p>
          </table:table-cell>
          <table:table-cell table:style-name="ce13" office:value-type="string" calcext:value-type="string">
            <text:p>Valor</text:p>
          </table:table-cell>
        </table:table-row>
        <table:table-row table:style-name="ro1">
          <table:table-cell office:value-type="date" office:date-value="2019-02-10" calcext:value-type="date">
            <text:p>10/02/19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âmpada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date" office:date-value="2019-02-10" calcext:value-type="date">
            <text:p>10/02/19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Luminári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19-02-10" calcext:value-type="date">
            <text:p>10/02/19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Lâmpada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19-03-10" calcext:value-type="date">
            <text:p>10/03/19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âmpad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19-03-10" calcext:value-type="date">
            <text:p>10/03/19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Lâmpada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19-03-10" calcext:value-type="date">
            <text:p>10/03/19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Luminária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style-name="ce3" office:value-type="date" office:date-value="2019-03-11" calcext:value-type="date">
            <text:p>11/03/19</text:p>
          </table:table-cell>
          <table:table-cell table:style-name="ce9" office:value-type="string" calcext:value-type="string">
            <text:p>Ana</text:p>
          </table:table-cell>
          <table:table-cell table:style-name="ce9" office:value-type="string" calcext:value-type="string">
            <text:p>Lâmpada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Vendedor</text:p>
          </table:table-cell>
          <table:table-cell table:style-name="ce10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Ana</text:p>
          </table:table-cell>
          <table:table-cell table:style-name="ce11" table:formula="of:=SUMIF([.B2:.B10];&quot;Ana&quot;;[.D2:.D10])" office:value-type="float" office:value="1340" calcext:value-type="float">
            <text:p>1340</text:p>
          </table:table-cell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João</text:p>
          </table:table-cell>
          <table:table-cell table:style-name="ce12" table:formula="of:=SUMIF([.B3:.B11];&quot;João&quot;;[.D3:.D11])" office:value-type="float" office:value="1760" calcext:value-type="float">
            <text:p>1760</text:p>
          </table:table-cell>
          <table:table-cell table:style-name="Default" table:number-columns-repeated="2"/>
        </table:table-row>
      </table:table>
      <table:table table:name="Atividade 2" table:style-name="ta1">
        <table:table-column table:style-name="co2" table:default-cell-style-name="ce5"/>
        <table:table-column table:style-name="co3" table:default-cell-style-name="ce16"/>
        <table:table-column table:style-name="co1" table:number-columns-repeated="4" table:default-cell-style-name="ce16"/>
        <table:table-column table:style-name="co4" table:default-cell-style-name="ce16"/>
        <table:table-column table:style-name="co4" table:default-cell-style-name="ce22"/>
        <table:table-row table:style-name="ro2">
          <table:table-cell table:style-name="ce14" office:value-type="string" calcext:value-type="string">
            <text:p>Produto</text:p>
          </table:table-cell>
          <table:table-cell table:style-name="ce15" office:value-type="string" calcext:value-type="string">
            <text:p>Valor (Fornecedor)</text:p>
          </table:table-cell>
          <table:table-cell table:style-name="ce19" office:value-type="string" calcext:value-type="string">
            <text:p>Imposto A</text:p>
          </table:table-cell>
          <table:table-cell table:style-name="ce19" office:value-type="string" calcext:value-type="string">
            <text:p>Subtotal A</text:p>
          </table:table-cell>
          <table:table-cell table:style-name="ce19" office:value-type="string" calcext:value-type="string">
            <text:p>Imposto B </text:p>
          </table:table-cell>
          <table:table-cell table:style-name="ce19" office:value-type="string" calcext:value-type="string">
            <text:p>Subtotal B</text:p>
          </table:table-cell>
          <table:table-cell table:style-name="ce20" office:value-type="string" calcext:value-type="string">
            <text:p>Lucro</text:p>
          </table:table-cell>
          <table:table-cell table:style-name="ce21" office:value-type="string" calcext:value-type="string">
            <text:p>Valor (Final/loja)</text:p>
          </table:table-cell>
        </table:table-row>
        <table:table-row table:style-name="ro1">
          <table:table-cell office:value-type="string" calcext:value-type="string">
            <text:p>Monitor 14’</text:p>
          </table:table-cell>
          <table:table-cell office:value-type="currency" office:currency="BRL" office:value="400" calcext:value-type="currency">
            <text:p>R$ 400,00</text:p>
          </table:table-cell>
          <table:table-cell office:value-type="currency" office:currency="BRL" office:value="40" calcext:value-type="currency">
            <text:p>R$ 40,00</text:p>
          </table:table-cell>
          <table:table-cell office:value-type="currency" office:currency="BRL" office:value="440" calcext:value-type="currency">
            <text:p>R$ 440,00</text:p>
          </table:table-cell>
          <table:table-cell office:value-type="currency" office:currency="BRL" office:value="80" calcext:value-type="currency">
            <text:p>R$ 80,00</text:p>
          </table:table-cell>
          <table:table-cell office:value-type="currency" office:currency="BRL" office:value="520" calcext:value-type="currency">
            <text:p>R$ 520,00</text:p>
          </table:table-cell>
          <table:table-cell office:value-type="currency" office:currency="BRL" office:value="60" calcext:value-type="currency">
            <text:p>R$ 60,00</text:p>
          </table:table-cell>
          <table:table-cell office:value-type="currency" office:currency="BRL" office:value="580" calcext:value-type="currency">
            <text:p>R$ 580,00</text:p>
          </table:table-cell>
        </table:table-row>
        <table:table-row table:style-name="ro1">
          <table:table-cell office:value-type="string" calcext:value-type="string">
            <text:p>TV 27’</text:p>
          </table:table-cell>
          <table:table-cell office:value-type="currency" office:currency="BRL" office:value="1000" calcext:value-type="currency">
            <text:p>R$ 1.000,00</text:p>
          </table:table-cell>
          <table:table-cell office:value-type="currency" office:currency="BRL" office:value="120" calcext:value-type="currency">
            <text:p>R$ 120,00</text:p>
          </table:table-cell>
          <table:table-cell office:value-type="currency" office:currency="BRL" office:value="1120" calcext:value-type="currency">
            <text:p>R$ 1.120,00</text:p>
          </table:table-cell>
          <table:table-cell office:value-type="currency" office:currency="BRL" office:value="200" calcext:value-type="currency">
            <text:p>R$ 200,00</text:p>
          </table:table-cell>
          <table:table-cell office:value-type="currency" office:currency="BRL" office:value="1320" calcext:value-type="currency">
            <text:p>R$ 1.320,00</text:p>
          </table:table-cell>
          <table:table-cell office:value-type="currency" office:currency="BRL" office:value="150" calcext:value-type="currency">
            <text:p>R$ 150,00</text:p>
          </table:table-cell>
          <table:table-cell office:value-type="currency" office:currency="BRL" office:value="1470" calcext:value-type="currency">
            <text:p>R$ 1.470,00</text:p>
          </table:table-cell>
        </table:table-row>
        <table:table-row table:style-name="ro1">
          <table:table-cell office:value-type="string" calcext:value-type="string">
            <text:p>Celular 5’</text:p>
          </table:table-cell>
          <table:table-cell office:value-type="currency" office:currency="BRL" office:value="800" calcext:value-type="currency">
            <text:p>R$ 800,00</text:p>
          </table:table-cell>
          <table:table-cell office:value-type="currency" office:currency="BRL" office:value="80" calcext:value-type="currency">
            <text:p>R$ 80,00</text:p>
          </table:table-cell>
          <table:table-cell office:value-type="currency" office:currency="BRL" office:value="880" calcext:value-type="currency">
            <text:p>R$ 880,00</text:p>
          </table:table-cell>
          <table:table-cell office:value-type="currency" office:currency="BRL" office:value="160" calcext:value-type="currency">
            <text:p>R$ 160,00</text:p>
          </table:table-cell>
          <table:table-cell office:value-type="currency" office:currency="BRL" office:value="1040" calcext:value-type="currency">
            <text:p>R$ 1.040,00</text:p>
          </table:table-cell>
          <table:table-cell office:value-type="currency" office:currency="BRL" office:value="120" calcext:value-type="currency">
            <text:p>R$ 120,00</text:p>
          </table:table-cell>
          <table:table-cell office:value-type="currency" office:currency="BRL" office:value="1160" calcext:value-type="currency">
            <text:p>R$ 1.160,00</text:p>
          </table:table-cell>
        </table:table-row>
        <table:table-row table:style-name="ro1">
          <table:table-cell office:value-type="string" calcext:value-type="string">
            <text:p>Rádio AM/FM</text:p>
          </table:table-cell>
          <table:table-cell office:value-type="currency" office:currency="BRL" office:value="200" calcext:value-type="currency">
            <text:p>R$ 200,00</text:p>
          </table:table-cell>
          <table:table-cell office:value-type="currency" office:currency="BRL" office:value="20" calcext:value-type="currency">
            <text:p>R$ 20,00</text:p>
          </table:table-cell>
          <table:table-cell office:value-type="currency" office:currency="BRL" office:value="220" calcext:value-type="currency">
            <text:p>R$ 220,00</text:p>
          </table:table-cell>
          <table:table-cell office:value-type="currency" office:currency="BRL" office:value="40" calcext:value-type="currency">
            <text:p>R$ 40,00</text:p>
          </table:table-cell>
          <table:table-cell office:value-type="currency" office:currency="BRL" office:value="260" calcext:value-type="currency">
            <text:p>R$ 260,00</text:p>
          </table:table-cell>
          <table:table-cell office:value-type="currency" office:currency="BRL" office:value="30" calcext:value-type="currency">
            <text:p>R$ 30,00</text:p>
          </table:table-cell>
          <table:table-cell office:value-type="currency" office:currency="BRL" office:value="290" calcext:value-type="currency">
            <text:p>R$ 290,00</text:p>
          </table:table-cell>
        </table:table-row>
        <table:table-row table:style-name="ro1">
          <table:table-cell office:value-type="string" calcext:value-type="string">
            <text:p>Notebook</text:p>
          </table:table-cell>
          <table:table-cell office:value-type="currency" office:currency="BRL" office:value="2000" calcext:value-type="currency">
            <text:p>R$ 2.000,00</text:p>
          </table:table-cell>
          <table:table-cell office:value-type="currency" office:currency="BRL" office:value="200" calcext:value-type="currency">
            <text:p>R$ 200,00</text:p>
          </table:table-cell>
          <table:table-cell office:value-type="currency" office:currency="BRL" office:value="2200" calcext:value-type="currency">
            <text:p>R$ 2.200,00</text:p>
          </table:table-cell>
          <table:table-cell office:value-type="currency" office:currency="BRL" office:value="400" calcext:value-type="currency">
            <text:p>R$ 400,00</text:p>
          </table:table-cell>
          <table:table-cell office:value-type="currency" office:currency="BRL" office:value="2600" calcext:value-type="currency">
            <text:p>R$ 2.600,00</text:p>
          </table:table-cell>
          <table:table-cell office:value-type="currency" office:currency="BRL" office:value="300" calcext:value-type="currency">
            <text:p>R$ 300,00</text:p>
          </table:table-cell>
          <table:table-cell office:value-type="currency" office:currency="BRL" office:value="2900" calcext:value-type="currency">
            <text:p>R$ 2.900,00</text:p>
          </table:table-cell>
        </table:table-row>
        <table:table-row table:style-name="ro1">
          <table:table-cell office:value-type="string" calcext:value-type="string">
            <text:p>Relógio</text:p>
          </table:table-cell>
          <table:table-cell office:value-type="currency" office:currency="BRL" office:value="300" calcext:value-type="currency">
            <text:p>R$ 300,00</text:p>
          </table:table-cell>
          <table:table-cell office:value-type="currency" office:currency="BRL" office:value="320" calcext:value-type="currency">
            <text:p>R$ 320,00</text:p>
          </table:table-cell>
          <table:table-cell office:value-type="currency" office:currency="BRL" office:value="330" calcext:value-type="currency">
            <text:p>R$ 330,00</text:p>
          </table:table-cell>
          <table:table-cell office:value-type="currency" office:currency="BRL" office:value="60" calcext:value-type="currency">
            <text:p>R$ 60,00</text:p>
          </table:table-cell>
          <table:table-cell office:value-type="currency" office:currency="BRL" office:value="390" calcext:value-type="currency">
            <text:p>R$ 390,00</text:p>
          </table:table-cell>
          <table:table-cell office:value-type="currency" office:currency="BRL" office:value="45" calcext:value-type="currency">
            <text:p>R$ 45,00</text:p>
          </table:table-cell>
          <table:table-cell office:value-type="currency" office:currency="BRL" office:value="435" calcext:value-type="currency">
            <text:p>R$ 435,00</text:p>
          </table:table-cell>
        </table:table-row>
        <table:table-row table:style-name="ro1">
          <table:table-cell office:value-type="string" calcext:value-type="string">
            <text:p>Luminária</text:p>
          </table:table-cell>
          <table:table-cell office:value-type="currency" office:currency="BRL" office:value="120" calcext:value-type="currency">
            <text:p>R$ 120,00</text:p>
          </table:table-cell>
          <table:table-cell table:number-columns-repeated="2" office:value-type="currency" office:currency="BRL" office:value="132" calcext:value-type="currency">
            <text:p>R$ 132,00</text:p>
          </table:table-cell>
          <table:table-cell office:value-type="currency" office:currency="BRL" office:value="24" calcext:value-type="currency">
            <text:p>R$ 24,00</text:p>
          </table:table-cell>
          <table:table-cell office:value-type="currency" office:currency="BRL" office:value="156" calcext:value-type="currency">
            <text:p>R$ 156,00</text:p>
          </table:table-cell>
          <table:table-cell office:value-type="currency" office:currency="BRL" office:value="18" calcext:value-type="currency">
            <text:p>R$ 18,00</text:p>
          </table:table-cell>
          <table:table-cell office:value-type="currency" office:currency="BRL" office:value="174" calcext:value-type="currency">
            <text:p>R$ 174,00</text:p>
          </table:table-cell>
        </table:table-row>
        <table:table-row table:style-name="ro1">
          <table:table-cell table:style-name="ce6" office:value-type="string" calcext:value-type="string">
            <text:p>Sofá 3 lugares</text:p>
          </table:table-cell>
          <table:table-cell table:style-name="ce17" office:value-type="currency" office:currency="BRL" office:value="700" calcext:value-type="currency">
            <text:p>R$ 700,00</text:p>
          </table:table-cell>
          <table:table-cell table:number-columns-repeated="2" table:style-name="ce17" office:value-type="currency" office:currency="BRL" office:value="770" calcext:value-type="currency">
            <text:p>R$ 770,00</text:p>
          </table:table-cell>
          <table:table-cell table:style-name="ce17" office:value-type="currency" office:currency="BRL" office:value="140" calcext:value-type="currency">
            <text:p>R$ 140,00</text:p>
          </table:table-cell>
          <table:table-cell table:style-name="ce17" office:value-type="currency" office:currency="BRL" office:value="910" calcext:value-type="currency">
            <text:p>R$ 910,00</text:p>
          </table:table-cell>
          <table:table-cell table:style-name="ce17" office:value-type="currency" office:currency="BRL" office:value="105" calcext:value-type="currency">
            <text:p>R$ 105,00</text:p>
          </table:table-cell>
          <table:table-cell table:style-name="ce23" office:value-type="currency" office:currency="BRL" office:value="1015" calcext:value-type="currency">
            <text:p>R$ 1.015,00</text:p>
          </table:table-cell>
        </table:table-row>
        <table:table-row table:style-name="ro1" table:number-rows-repeated="2">
          <table:table-cell table:style-name="ce8" table:number-columns-repeated="6"/>
          <table:table-cell table:style-name="Default"/>
          <table:table-cell table:style-name="ce8"/>
        </table:table-row>
        <table:table-row table:style-name="ro1">
          <table:table-cell table:style-name="ce4" office:value-type="string" calcext:value-type="string">
            <text:p>Alternativas</text:p>
          </table:table-cell>
          <table:table-cell table:style-name="ce10" office:value-type="string" calcext:value-type="string">
            <text:p>Resposta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a)</text:p>
          </table:table-cell>
          <table:table-cell table:style-name="ce18" table:formula="of:=COUNTIF([.G2:.G9];&quot;&gt;60&quot;)" office:value-type="float" office:value="4" calcext:value-type="float">
            <text:p>4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b)</text:p>
          </table:table-cell>
          <table:table-cell table:style-name="ce11" table:formula="of:=SUM(COUNTIF([.C2:.C9];&quot;&gt;120&quot;);COUNTIF([.E2:.E9];&quot;&gt;120&quot;))" office:value-type="float" office:value="8" calcext:value-type="float">
            <text:p>8</text:p>
          </table:table-cell>
          <table:table-cell table:style-name="Default" table:number-columns-repeated="6"/>
        </table:table-row>
        <table:table-row table:style-name="ro1">
          <table:table-cell table:style-name="ce6" office:value-type="string" calcext:value-type="string">
            <text:p>c)</text:p>
          </table:table-cell>
          <table:table-cell table:style-name="ce12" table:formula="of:=COUNTIF([.H2:.H9];&quot;&gt;800&quot;)" office:value-type="float" office:value="4" calcext:value-type="float">
            <text:p>4</text:p>
          </table:table-cell>
          <table:table-cell table:style-name="Default" table:number-columns-repeated="6"/>
        </table:table-row>
      </table:table>
      <table:table table:name="Atividade 3" table:style-name="ta1">
        <table:table-column table:style-name="co5" table:default-cell-style-name="ce8"/>
        <table:table-column table:style-name="co1" table:number-columns-repeated="6" table:default-cell-style-name="ce8"/>
        <table:table-column table:style-name="co6" table:default-cell-style-name="ce25"/>
        <table:table-row table:style-name="ro1">
          <table:table-cell table:style-name="ce19" office:value-type="string" calcext:value-type="string" table:number-columns-spanned="8" table:number-rows-spanned="2">
            <text:p>Boletim Escolar</text:p>
          </table:table-cell>
          <table:covered-table-cell table:number-columns-repeated="7" table:style-name="Default"/>
        </table:table-row>
        <table:table-row table:style-name="ro1">
          <table:covered-table-cell table:number-columns-repeated="8" table:style-name="Default"/>
        </table:table-row>
        <table:table-row table:style-name="ro1">
          <table:table-cell table:style-name="ce24" office:value-type="string" calcext:value-type="string">
            <text:p>Disciplinas</text:p>
          </table:table-cell>
          <table:table-cell table:style-name="ce9" office:value-type="string" calcext:value-type="string">
            <text:p>1º Bimestre</text:p>
          </table:table-cell>
          <table:table-cell table:style-name="ce9" office:value-type="string" calcext:value-type="string">
            <text:p>2º Bimestre</text:p>
          </table:table-cell>
          <table:table-cell table:style-name="ce9" office:value-type="string" calcext:value-type="string">
            <text:p>3º Bimestre</text:p>
          </table:table-cell>
          <table:table-cell table:style-name="ce9" office:value-type="string" calcext:value-type="string">
            <text:p>4º Bimestre</text:p>
          </table:table-cell>
          <table:table-cell table:style-name="ce9" office:value-type="string" calcext:value-type="string">
            <text:p>Soma</text:p>
          </table:table-cell>
          <table:table-cell table:style-name="ce9" office:value-type="string" calcext:value-type="string">
            <text:p>Média</text:p>
          </table:table-cell>
          <table:table-cell table:style-name="ce9" office:value-type="string" calcext:value-type="string">
            <text:p>Situação</text:p>
          </table:table-cell>
        </table:table-row>
        <table:table-row table:style-name="ro1">
          <table:table-cell office:value-type="string" calcext:value-type="string">
            <text:p>Econometria 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table:formula="of:=SUM([.B4:.E4])" office:value-type="float" office:value="32.5" calcext:value-type="float">
            <text:p>32,5</text:p>
          </table:table-cell>
          <table:table-cell table:formula="of:=[.F4]/4" office:value-type="float" office:value="8.125" calcext:value-type="float">
            <text:p>8,125</text:p>
          </table:table-cell>
          <table:table-cell table:formula="of:=IF([.G4]&gt;=7;&quot;APROVADO&quot;;&quot;REPROVADO&quot;)" office:value-type="string" office:string-value="APROVADO" calcext:value-type="string">
            <text:p>APROVADO</text:p>
          </table:table-cell>
        </table:table-row>
        <table:table-row table:style-name="ro1">
          <table:table-cell office:value-type="string" calcext:value-type="string">
            <text:p>Econometria II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B5:.E5])" office:value-type="float" office:value="24" calcext:value-type="float">
            <text:p>24</text:p>
          </table:table-cell>
          <table:table-cell table:formula="of:=[.F5]/4" office:value-type="float" office:value="6" calcext:value-type="float">
            <text:p>6</text:p>
          </table:table-cell>
          <table:table-cell table:formula="of:=IF([.G5]&gt;=7;&quot;APROVADO&quot;;&quot;REPROVADO&quot;)" office:value-type="string" office:string-value="REPROVADO" calcext:value-type="string">
            <text:p>REPROVADO</text:p>
          </table:table-cell>
        </table:table-row>
        <table:table-row table:style-name="ro1">
          <table:table-cell office:value-type="string" calcext:value-type="string">
            <text:p>Álgebra Linear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B6:.E6])" office:value-type="float" office:value="29.5" calcext:value-type="float">
            <text:p>29,5</text:p>
          </table:table-cell>
          <table:table-cell table:formula="of:=[.F6]/4" office:value-type="float" office:value="7.375" calcext:value-type="float">
            <text:p>7,375</text:p>
          </table:table-cell>
          <table:table-cell table:formula="of:=IF([.G6]&gt;=7;&quot;APROVADO&quot;;&quot;REPROVADO&quot;)" office:value-type="string" office:string-value="APROVADO" calcext:value-type="string">
            <text:p>APROVADO</text:p>
          </table:table-cell>
        </table:table-row>
        <table:table-row table:style-name="ro1">
          <table:table-cell office:value-type="string" calcext:value-type="string">
            <text:p>Matemática I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7:.E7])" office:value-type="float" office:value="21" calcext:value-type="float">
            <text:p>21</text:p>
          </table:table-cell>
          <table:table-cell table:formula="of:=[.F7]/4" office:value-type="float" office:value="5.25" calcext:value-type="float">
            <text:p>5,25</text:p>
          </table:table-cell>
          <table:table-cell table:formula="of:=IF([.G7]&gt;=7;&quot;APROVADO&quot;;&quot;REPROVADO&quot;)" office:value-type="string" office:string-value="REPROVADO" calcext:value-type="string">
            <text:p>REPROVADO</text:p>
          </table:table-cell>
        </table:table-row>
        <table:table-row table:style-name="ro1">
          <table:table-cell office:value-type="string" calcext:value-type="string">
            <text:p>Economia Dinâmica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float" office:value="9.5" calcext:value-type="float">
            <text:p>9,5</text:p>
          </table:table-cell>
          <table:table-cell office:value-type="float" office:value="7" calcext:value-type="float">
            <text:p>7</text:p>
          </table:table-cell>
          <table:table-cell table:formula="of:=SUM([.B8:.E8])" office:value-type="float" office:value="33" calcext:value-type="float">
            <text:p>33</text:p>
          </table:table-cell>
          <table:table-cell table:formula="of:=[.F8]/4" office:value-type="float" office:value="8.25" calcext:value-type="float">
            <text:p>8,25</text:p>
          </table:table-cell>
          <table:table-cell table:formula="of:=IF([.G8]&gt;=7;&quot;APROVADO&quot;;&quot;REPROVADO&quot;)" office:value-type="string" office:string-value="APROVADO" calcext:value-type="string">
            <text:p>APROVADO</text:p>
          </table:table-cell>
        </table:table-row>
        <table:table-row table:style-name="ro1">
          <table:table-cell office:value-type="string" calcext:value-type="string">
            <text:p>Estatística I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SUM([.B9:.E9])" office:value-type="float" office:value="15" calcext:value-type="float">
            <text:p>15</text:p>
          </table:table-cell>
          <table:table-cell table:formula="of:=[.F9]/4" office:value-type="float" office:value="3.75" calcext:value-type="float">
            <text:p>3,75</text:p>
          </table:table-cell>
          <table:table-cell table:formula="of:=IF([.G9]&gt;=7;&quot;APROVADO&quot;;&quot;REPROVADO&quot;)" office:value-type="string" office:string-value="REPROVADO" calcext:value-type="string">
            <text:p>REPROVADO</text:p>
          </table:table-cell>
        </table:table-row>
        <table:table-row table:style-name="ro1">
          <table:table-cell office:value-type="string" calcext:value-type="string">
            <text:p>Estatística II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B10:.E10])" office:value-type="float" office:value="34" calcext:value-type="float">
            <text:p>34</text:p>
          </table:table-cell>
          <table:table-cell table:formula="of:=[.F10]/4" office:value-type="float" office:value="8.5" calcext:value-type="float">
            <text:p>8,5</text:p>
          </table:table-cell>
          <table:table-cell table:formula="of:=IF([.G10]&gt;=7;&quot;APROVADO&quot;;&quot;REPROVADO&quot;)" office:value-type="string" office:string-value="APROVADO" calcext:value-type="string">
            <text:p>APROVADO</text:p>
          </table:table-cell>
        </table:table-row>
        <table:table-row table:style-name="ro1">
          <table:table-cell table:number-columns-repeated="7"/>
          <table:table-cell table:style-name="ce8"/>
        </table:table-row>
        <calcext:conditional-formats>
          <calcext:conditional-format calcext:target-range-address="'Atividade 3'.H4:'Atividade 3'.H10">
            <calcext:condition calcext:apply-style-name="Good" calcext:value="=&quot;APROVADO&quot;" calcext:base-cell-address="'Atividade 3'.H4"/>
            <calcext:condition calcext:apply-style-name="Bad" calcext:value="=&quot;REPROVADO&quot;" calcext:base-cell-address="'Atividade 3'.H4"/>
          </calcext:conditional-format>
        </calcext:conditional-formats>
      </table:table>
      <table:table table:name="Atividade 4" table:style-name="ta1">
        <table:table-column table:style-name="co1" table:default-cell-style-name="ce5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22"/>
        <table:table-row table:style-name="ro3">
          <table:table-cell table:style-name="ce26" office:value-type="string" calcext:value-type="string">
            <text:p>Ano</text:p>
          </table:table-cell>
          <table:table-cell table:style-name="ce27" office:value-type="string" calcext:value-type="string">
            <text:p>Saldo Inicial</text:p>
          </table:table-cell>
          <table:table-cell table:style-name="ce27" office:value-type="string" calcext:value-type="string">
            <text:p>Juros</text:p>
          </table:table-cell>
          <table:table-cell table:style-name="ce27" office:value-type="string" calcext:value-type="string">
            <text:p>Amortização</text:p>
          </table:table-cell>
          <table:table-cell table:style-name="ce28" office:value-type="string" calcext:value-type="string">
            <text:p>Saldo Final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currency" office:currency="BRL" office:value="80000" calcext:value-type="currency">
            <text:p>R$ 80.000,00</text:p>
          </table:table-cell>
          <table:table-cell office:value-type="currency" office:currency="BRL" office:value="6400" calcext:value-type="currency">
            <text:p>R$ 6.400,00</text:p>
          </table:table-cell>
          <table:table-cell office:value-type="currency" office:currency="BRL" office:value="7000" calcext:value-type="currency">
            <text:p>R$ 7.000,00</text:p>
          </table:table-cell>
          <table:table-cell office:value-type="currency" office:currency="BRL" office:value="79400" calcext:value-type="currency">
            <text:p>R$ 79.400,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currency" office:currency="BRL" office:value="79400" calcext:value-type="currency">
            <text:p>R$ 79.400,00</text:p>
          </table:table-cell>
          <table:table-cell table:formula="of:=[.B3]*0.08" office:value-type="currency" office:currency="BRL" office:value="6352" calcext:value-type="currency">
            <text:p>R$ 6.352,00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3]+[.C3]-[.D3]" office:value-type="currency" office:currency="BRL" office:value="78752" calcext:value-type="currency">
            <text:p>R$ 78.752,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.E3]" office:value-type="currency" office:currency="BRL" office:value="78752" calcext:value-type="currency">
            <text:p>R$ 78.752,00</text:p>
          </table:table-cell>
          <table:table-cell table:formula="of:=[.B4]*0.08" office:value-type="currency" office:currency="BRL" office:value="6300.16" calcext:value-type="currency">
            <text:p>R$ 6.300,16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4]+[.C4]-[.D4]" office:value-type="currency" office:currency="BRL" office:value="78052.16" calcext:value-type="currency">
            <text:p>R$ 78.052,1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.E4]" office:value-type="currency" office:currency="BRL" office:value="78052.16" calcext:value-type="currency">
            <text:p>R$ 78.052,16</text:p>
          </table:table-cell>
          <table:table-cell table:formula="of:=[.B5]*0.08" office:value-type="currency" office:currency="BRL" office:value="6244.1728" calcext:value-type="currency">
            <text:p>R$ 6.244,17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5]+[.C5]-[.D5]" office:value-type="currency" office:currency="BRL" office:value="77296.3328" calcext:value-type="currency">
            <text:p>R$ 77.296,3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.E5]" office:value-type="currency" office:currency="BRL" office:value="77296.3328" calcext:value-type="currency">
            <text:p>R$ 77.296,33</text:p>
          </table:table-cell>
          <table:table-cell table:formula="of:=[.B6]*0.08" office:value-type="currency" office:currency="BRL" office:value="6183.706624" calcext:value-type="currency">
            <text:p>R$ 6.183,71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6]+[.C6]-[.D6]" office:value-type="currency" office:currency="BRL" office:value="76480.039424" calcext:value-type="currency">
            <text:p>R$ 76.480,0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.E6]" office:value-type="currency" office:currency="BRL" office:value="76480.039424" calcext:value-type="currency">
            <text:p>R$ 76.480,04</text:p>
          </table:table-cell>
          <table:table-cell table:formula="of:=[.B7]*0.08" office:value-type="currency" office:currency="BRL" office:value="6118.40315392" calcext:value-type="currency">
            <text:p>R$ 6.118,40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7]+[.C7]-[.D7]" office:value-type="currency" office:currency="BRL" office:value="75598.44257792" calcext:value-type="currency">
            <text:p>R$ 75.598,4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.E7]" office:value-type="currency" office:currency="BRL" office:value="75598.44257792" calcext:value-type="currency">
            <text:p>R$ 75.598,44</text:p>
          </table:table-cell>
          <table:table-cell table:formula="of:=[.B8]*0.08" office:value-type="currency" office:currency="BRL" office:value="6047.8754062336" calcext:value-type="currency">
            <text:p>R$ 6.047,88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8]+[.C8]-[.D8]" office:value-type="currency" office:currency="BRL" office:value="74646.3179841536" calcext:value-type="currency">
            <text:p>R$ 74.646,3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.E8]" office:value-type="currency" office:currency="BRL" office:value="74646.3179841536" calcext:value-type="currency">
            <text:p>R$ 74.646,32</text:p>
          </table:table-cell>
          <table:table-cell table:formula="of:=[.B9]*0.08" office:value-type="currency" office:currency="BRL" office:value="5971.70543873229" calcext:value-type="currency">
            <text:p>R$ 5.971,71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9]+[.C9]-[.D9]" office:value-type="currency" office:currency="BRL" office:value="73618.0234228859" calcext:value-type="currency">
            <text:p>R$ 73.618,0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.E9]" office:value-type="currency" office:currency="BRL" office:value="73618.0234228859" calcext:value-type="currency">
            <text:p>R$ 73.618,02</text:p>
          </table:table-cell>
          <table:table-cell table:formula="of:=[.B10]*0.08" office:value-type="currency" office:currency="BRL" office:value="5889.44187383087" calcext:value-type="currency">
            <text:p>R$ 5.889,44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0]+[.C10]-[.D10]" office:value-type="currency" office:currency="BRL" office:value="72507.4652967168" calcext:value-type="currency">
            <text:p>R$ 72.507,4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.E10]" office:value-type="currency" office:currency="BRL" office:value="72507.4652967168" calcext:value-type="currency">
            <text:p>R$ 72.507,47</text:p>
          </table:table-cell>
          <table:table-cell table:formula="of:=[.B11]*0.08" office:value-type="currency" office:currency="BRL" office:value="5800.59722373734" calcext:value-type="currency">
            <text:p>R$ 5.800,60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1]+[.C11]-[.D11]" office:value-type="currency" office:currency="BRL" office:value="71308.0625204541" calcext:value-type="currency">
            <text:p>R$ 71.308,0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.E11]" office:value-type="currency" office:currency="BRL" office:value="71308.0625204541" calcext:value-type="currency">
            <text:p>R$ 71.308,06</text:p>
          </table:table-cell>
          <table:table-cell table:formula="of:=[.B12]*0.08" office:value-type="currency" office:currency="BRL" office:value="5704.64500163633" calcext:value-type="currency">
            <text:p>R$ 5.704,65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2]+[.C12]-[.D12]" office:value-type="currency" office:currency="BRL" office:value="70012.7075220904" calcext:value-type="currency">
            <text:p>R$ 70.012,7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.E12]" office:value-type="currency" office:currency="BRL" office:value="70012.7075220904" calcext:value-type="currency">
            <text:p>R$ 70.012,71</text:p>
          </table:table-cell>
          <table:table-cell table:formula="of:=[.B13]*0.08" office:value-type="currency" office:currency="BRL" office:value="5601.01660176723" calcext:value-type="currency">
            <text:p>R$ 5.601,02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3]+[.C13]-[.D13]" office:value-type="currency" office:currency="BRL" office:value="68613.7241238577" calcext:value-type="currency">
            <text:p>R$ 68.613,7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.E13]" office:value-type="currency" office:currency="BRL" office:value="68613.7241238577" calcext:value-type="currency">
            <text:p>R$ 68.613,72</text:p>
          </table:table-cell>
          <table:table-cell table:formula="of:=[.B14]*0.08" office:value-type="currency" office:currency="BRL" office:value="5489.09792990861" calcext:value-type="currency">
            <text:p>R$ 5.489,10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4]+[.C14]-[.D14]" office:value-type="currency" office:currency="BRL" office:value="67102.8220537663" calcext:value-type="currency">
            <text:p>R$ 67.102,8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.E14]" office:value-type="currency" office:currency="BRL" office:value="67102.8220537663" calcext:value-type="currency">
            <text:p>R$ 67.102,82</text:p>
          </table:table-cell>
          <table:table-cell table:formula="of:=[.B15]*0.08" office:value-type="currency" office:currency="BRL" office:value="5368.2257643013" calcext:value-type="currency">
            <text:p>R$ 5.368,23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5]+[.C15]-[.D15]" office:value-type="currency" office:currency="BRL" office:value="65471.0478180676" calcext:value-type="currency">
            <text:p>R$ 65.471,0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.E15]" office:value-type="currency" office:currency="BRL" office:value="65471.0478180676" calcext:value-type="currency">
            <text:p>R$ 65.471,05</text:p>
          </table:table-cell>
          <table:table-cell table:formula="of:=[.B16]*0.08" office:value-type="currency" office:currency="BRL" office:value="5237.68382544541" calcext:value-type="currency">
            <text:p>R$ 5.237,68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6]+[.C16]-[.D16]" office:value-type="currency" office:currency="BRL" office:value="63708.731643513" calcext:value-type="currency">
            <text:p>R$ 63.708,73</text:p>
          </table:table-cell>
        </table:table-row>
        <table:table-row table:style-name="ro1">
          <table:table-cell table:style-name="ce6" office:value-type="float" office:value="2015" calcext:value-type="float">
            <text:p>2015</text:p>
          </table:table-cell>
          <table:table-cell table:style-name="ce17" table:formula="of:=[.E16]" office:value-type="currency" office:currency="BRL" office:value="63708.731643513" calcext:value-type="currency">
            <text:p>R$ 63.708,73</text:p>
          </table:table-cell>
          <table:table-cell table:style-name="ce17" table:formula="of:=[.B17]*0.08" office:value-type="currency" office:currency="BRL" office:value="5096.69853148104" calcext:value-type="currency">
            <text:p>R$ 5.096,70</text:p>
          </table:table-cell>
          <table:table-cell table:style-name="ce17" office:value-type="currency" office:currency="BRL" office:value="7000" calcext:value-type="currency">
            <text:p>R$ 7.000,00</text:p>
          </table:table-cell>
          <table:table-cell table:style-name="ce23" table:formula="of:=[.B17]+[.C17]-[.D17]" office:value-type="currency" office:currency="BRL" office:value="61805.430174994" calcext:value-type="currency">
            <text:p>R$ 61.805,43</text:p>
          </table:table-cell>
        </table:table-row>
        <table:table-row table:style-name="ro1">
          <table:table-cell table:style-name="ce8" table:number-columns-repeated="5"/>
        </table:table-row>
      </table:table>
      <table:table table:name="Atividade 5" table:style-name="ta1">
        <table:table-column table:style-name="co7" table:default-cell-style-name="ce5"/>
        <table:table-column table:style-name="co10" table:default-cell-style-name="ce8"/>
        <table:table-column table:style-name="co11" table:default-cell-style-name="ce8"/>
        <table:table-column table:style-name="co1" table:default-cell-style-name="ce8"/>
        <table:table-column table:style-name="co12" table:default-cell-style-name="ce8"/>
        <table:table-column table:style-name="co1" table:default-cell-style-name="ce8"/>
        <table:table-column table:style-name="co13" table:default-cell-style-name="ce11"/>
        <table:table-row table:style-name="ro3">
          <table:table-cell table:style-name="ce29" office:value-type="string" calcext:value-type="string">
            <text:p>Funcionário</text:p>
          </table:table-cell>
          <table:table-cell table:style-name="ce30" office:value-type="string" calcext:value-type="string">
            <text:p>Tempo de Serviço (anos)</text:p>
          </table:table-cell>
          <table:table-cell table:style-name="ce30" office:value-type="string" calcext:value-type="string">
            <text:p>Total de Horas</text:p>
          </table:table-cell>
          <table:table-cell table:style-name="ce30" office:value-type="string" calcext:value-type="string">
            <text:p>Salário Bruto</text:p>
          </table:table-cell>
          <table:table-cell table:style-name="ce30" office:value-type="string" calcext:value-type="string">
            <text:p>Adicional por Tempo de Serviço</text:p>
          </table:table-cell>
          <table:table-cell table:style-name="ce30" office:value-type="string" calcext:value-type="string">
            <text:p>IRRF</text:p>
          </table:table-cell>
          <table:table-cell table:style-name="ce31" office:value-type="string" calcext:value-type="string">
            <text:p>Salário Líquido</text:p>
          </table:table-cell>
        </table:table-row>
        <table:table-row table:style-name="ro1">
          <table:table-cell office:value-type="string" calcext:value-type="string">
            <text:p>Denise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table:formula="of:=[.C2]*20" office:value-type="float" office:value="3200" calcext:value-type="float">
            <text:p>3200</text:p>
          </table:table-cell>
          <table:table-cell table:formula="of:=IF([.B2]&gt;=15;[.D2]*0.1;IF([.B2]&gt;=10;[.D2]*0.05;[.D2]*0.03))" office:value-type="float" office:value="320" calcext:value-type="float">
            <text:p>320</text:p>
          </table:table-cell>
          <table:table-cell table:formula="of:=IF([.D2]/350&lt;=8;[.D2]*0.05;[.D2]*0.08)" office:value-type="float" office:value="256" calcext:value-type="float">
            <text:p>256</text:p>
          </table:table-cell>
          <table:table-cell table:formula="of:=[.D2]+[.E2]-[.F2]" office:value-type="float" office:value="3264" calcext:value-type="float">
            <text:p>3264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formula="of:=[.C3]*20" office:value-type="float" office:value="2400" calcext:value-type="float">
            <text:p>2400</text:p>
          </table:table-cell>
          <table:table-cell table:formula="of:=IF([.B3]&gt;=15;[.D3]*0.1;IF([.B3]&gt;=10;[.D3]*0.05;[.D3]*0.03))" office:value-type="float" office:value="120" calcext:value-type="float">
            <text:p>120</text:p>
          </table:table-cell>
          <table:table-cell table:formula="of:=IF([.D3]/350&lt;=8;[.D3]*0.05;[.D3]*0.08)" office:value-type="float" office:value="120" calcext:value-type="float">
            <text:p>120</text:p>
          </table:table-cell>
          <table:table-cell table:formula="of:=[.D3]+[.E3]-[.F3]"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Jairo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formula="of:=[.C4]*20" office:value-type="float" office:value="1600" calcext:value-type="float">
            <text:p>1600</text:p>
          </table:table-cell>
          <table:table-cell table:formula="of:=IF([.B4]&gt;=15;[.D4]*0.1;IF([.B4]&gt;=10;[.D4]*0.05;[.D4]*0.03))" office:value-type="float" office:value="80" calcext:value-type="float">
            <text:p>80</text:p>
          </table:table-cell>
          <table:table-cell table:formula="of:=IF([.D4]/350&lt;=8;[.D4]*0.05;[.D4]*0.08)" office:value-type="float" office:value="80" calcext:value-type="float">
            <text:p>80</text:p>
          </table:table-cell>
          <table:table-cell table:formula="of:=[.D4]+[.E4]-[.F4]"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Isadora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[.C5]*20" office:value-type="float" office:value="1600" calcext:value-type="float">
            <text:p>1600</text:p>
          </table:table-cell>
          <table:table-cell table:formula="of:=IF([.B5]&gt;=15;[.D5]*0.1;IF([.B5]&gt;=10;[.D5]*0.05;[.D5]*0.03))" office:value-type="float" office:value="48" calcext:value-type="float">
            <text:p>48</text:p>
          </table:table-cell>
          <table:table-cell table:formula="of:=IF([.D5]/350&lt;=8;[.D5]*0.05;[.D5]*0.08)" office:value-type="float" office:value="80" calcext:value-type="float">
            <text:p>80</text:p>
          </table:table-cell>
          <table:table-cell table:formula="of:=[.D5]+[.E5]-[.F5]" office:value-type="float" office:value="1568" calcext:value-type="float">
            <text:p>1568</text:p>
          </table:table-cell>
        </table:table-row>
        <table:table-row table:style-name="ro1">
          <table:table-cell table:style-name="ce6" office:value-type="string" calcext:value-type="string">
            <text:p>Paulo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20" calcext:value-type="float">
            <text:p>120</text:p>
          </table:table-cell>
          <table:table-cell table:style-name="ce9" table:formula="of:=[.C6]*20" office:value-type="float" office:value="2400" calcext:value-type="float">
            <text:p>2400</text:p>
          </table:table-cell>
          <table:table-cell table:style-name="ce9" table:formula="of:=IF([.B6]&gt;=15;[.D6]*0.1;IF([.B6]&gt;=10;[.D6]*0.05;[.D6]*0.03))" office:value-type="float" office:value="72" calcext:value-type="float">
            <text:p>72</text:p>
          </table:table-cell>
          <table:table-cell table:style-name="ce9" table:formula="of:=IF([.D6]/350&lt;=8;[.D6]*0.05;[.D6]*0.08)" office:value-type="float" office:value="120" calcext:value-type="float">
            <text:p>120</text:p>
          </table:table-cell>
          <table:table-cell table:style-name="ce12" table:formula="of:=[.D6]+[.E6]-[.F6]" office:value-type="float" office:value="2352" calcext:value-type="float">
            <text:p>2352</text:p>
          </table:table-cell>
        </table:table-row>
        <table:table-row table:style-name="ro1">
          <table:table-cell table:style-name="ce8"/>
          <table:table-cell table:number-columns-repeated="5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PROVADO" style:family="table-cell" style:parent-style-name="Default"/>
    <style:style style:name="REPROVADO" style:family="table-cell" style:parent-style-name="Res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7T07:36:40.153000000</meta:creation-date>
    <meta:generator>LibreOffice/7.5.1.2$Windows_X86_64 LibreOffice_project/fcbaee479e84c6cd81291587d2ee68cba099e129</meta:generator>
    <dc:date>2023-03-27T16:42:16.511000000</dc:date>
    <meta:editing-duration>PT9H5M36S</meta:editing-duration>
    <meta:editing-cycles>2</meta:editing-cycles>
    <meta:document-statistic meta:table-count="5" meta:cell-count="310" meta:object-count="0"/>
  </office:meta>
</office:document-meta>
</file>